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12.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zxx" fo:country="none" fo:font-weight="bold" officeooo:rsid="0000978f" officeooo:paragraph-rsid="0000978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zxx" fo:country="none" fo:font-weight="normal" officeooo:rsid="0000978f" officeooo:paragraph-rsid="0000978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2pt" fo:language="zxx" fo:country="none" officeooo:rsid="0000978f" officeooo:paragraph-rsid="0000978f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Table_20_Contents">
      <style:paragraph-properties fo:text-align="justify" style:justify-single-word="false"/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paragraph-properties fo:text-align="justify" style:justify-single-word="false"/>
      <style:text-properties fo:font-size="12pt" fo:language="zxx" fo:country="none" officeooo:rsid="0001dfe8" officeooo:paragraph-rsid="0001dfe8" style:font-size-asian="10.5pt" style:language-asian="zxx" style:country-asian="none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: CreateFarmersForumThread</text:p>
      <text:p text:style-name="P1"/>
      <table:table table:name="Tabella1" table:style-name="Tabella1">
        <table:table-column table:style-name="Tabella1.A"/>
        <table:table-column table:style-name="Tabella1.B"/>
        <table:table-row table:style-name="TableLine94298700301792">
          <table:table-cell table:style-name="Tabella1.A1" office:value-type="string">
            <text:p text:style-name="P3">Name</text:p>
          </table:table-cell>
          <table:table-cell table:style-name="Tabella1.B1" office:value-type="string">
            <text:p text:style-name="P3">CreateFarmersForumThread</text:p>
          </table:table-cell>
        </table:table-row>
        <table:table-row table:style-name="TableLine94298700301792">
          <table:table-cell table:style-name="Tabella1.A2" office:value-type="string">
            <text:p text:style-name="P3">Actors</text:p>
          </table:table-cell>
          <table:table-cell table:style-name="Tabella1.B2" office:value-type="string">
            <text:p text:style-name="P3">Farmer</text:p>
          </table:table-cell>
        </table:table-row>
        <table:table-row table:style-name="TableLine94298700301792">
          <table:table-cell table:style-name="Tabella1.A2" office:value-type="string">
            <text:p text:style-name="P3">Entry condition</text:p>
          </table:table-cell>
          <table:table-cell table:style-name="Tabella1.B2" office:value-type="string">
            <text:p text:style-name="P3">The Farmer is logged in the DREAM system, and visualizes the home page.</text:p>
          </table:table-cell>
        </table:table-row>
        <table:table-row table:style-name="TableLine94298700301792">
          <table:table-cell table:style-name="Tabella1.A2" office:value-type="string">
            <text:p text:style-name="P3">Events flow</text:p>
          </table:table-cell>
          <table:table-cell table:style-name="Tabella1.B2" office:value-type="string">
            <text:p text:style-name="P3">1. From the homepage, the Farmer enters the Forum section.</text:p>
            <text:p text:style-name="P3">2. DREAM replies showing a list of the already present discussion</text:p>
            <text:p text:style-name="P3"><text:s text:c="4"/>threads and a "New Thread" button.</text:p>
            <text:p text:style-name="P3">3. The Farmer clicks on the "New Thread" button.</text:p>
            <text:p text:style-name="P3">4. DREAM shows a text input area to insert the name of the "New </text:p>
            <text:p text:style-name="P3"><text:s text:c="4"/>Thread", <text:s/>and a "Create" button.</text:p>
            <text:p text:style-name="P3">5. The Farmer inserts the title of the discussion thread.</text:p>
            <text:p text:style-name="P3">6. The Farmer clicks on the "New Thread" button.</text:p>
          </table:table-cell>
        </table:table-row>
        <table:table-row table:style-name="TableLine94298700301792">
          <table:table-cell table:style-name="Tabella1.A2" office:value-type="string">
            <text:p text:style-name="P3">Exit condition</text:p>
          </table:table-cell>
          <table:table-cell table:style-name="Tabella1.B2" office:value-type="string">
            <text:p text:style-name="P5">A new thread of discussion has been created, which can be seen by all farmers when entering the "Forum" section.</text:p>
            <text:p text:style-name="P5">The Farmer visualizes the list of messages in the thread – which is empty – together with a "New Post" button.</text:p>
          </table:table-cell>
        </table:table-row>
        <table:table-row table:style-name="TableLine94298700301792">
          <table:table-cell table:style-name="Tabella1.A2" office:value-type="string">
            <text:p text:style-name="P3">Exceptions</text:p>
          </table:table-cell>
          <table:table-cell table:style-name="Tabella1.B2" office:value-type="string">
            <text:p text:style-name="P5">If the title inserted by the Farmer is not valid (empty or already present), an error message is shown.</text:p>
          </table:table-cell>
        </table:table-row>
        <table:table-row table:style-name="TableLine94298700301792">
          <table:table-cell table:style-name="Tabella1.A2" office:value-type="string">
            <text:p text:style-name="P3">Special requirements</text:p>
          </table:table-cell>
          <table:table-cell table:style-name="Tabella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4:10:22.849888188</meta:creation-date>
    <dc:date>2021-11-10T14:25:13.559120664</dc:date>
    <meta:editing-duration>PT3M56S</meta:editing-duration>
    <meta:editing-cycles>1</meta:editing-cycles>
    <meta:document-statistic meta:table-count="1" meta:image-count="0" meta:object-count="0" meta:page-count="1" meta:paragraph-count="22" meta:word-count="161" meta:character-count="954" meta:non-whitespace-character-count="803"/>
    <meta:generator>LibreOffice/6.4.7.2$Linux_X86_64 LibreOffice_project/40$Build-2</meta:generator>
  </office:meta>
</office:document-meta>
</file>